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170c4c"/>
    </style:style>
    <style:style style:name="P2" style:family="paragraph" style:parent-style-name="Standard">
      <style:paragraph-properties fo:text-align="end" style:justify-single-word="false"/>
      <style:text-properties officeooo:rsid="00170c4c" officeooo:paragraph-rsid="00170c4c"/>
    </style:style>
    <style:style style:name="P3" style:family="paragraph" style:parent-style-name="Standard">
      <style:text-properties officeooo:rsid="002894d6" officeooo:paragraph-rsid="002894d6"/>
    </style:style>
    <style:style style:name="P4" style:family="paragraph" style:parent-style-name="Standard">
      <style:text-properties officeooo:paragraph-rsid="0029fa52"/>
    </style:style>
    <style:style style:name="P5" style:family="paragraph" style:parent-style-name="Heading_20_1">
      <style:text-properties officeooo:paragraph-rsid="00344254"/>
    </style:style>
    <style:style style:name="P6" style:family="paragraph" style:parent-style-name="Heading_20_2">
      <style:text-properties officeooo:rsid="001b0473" officeooo:paragraph-rsid="001b0473"/>
    </style:style>
    <style:style style:name="P7" style:family="paragraph" style:parent-style-name="Heading_20_2">
      <style:text-properties officeooo:rsid="001f1f93" officeooo:paragraph-rsid="001f1f93"/>
    </style:style>
    <style:style style:name="P8" style:family="paragraph" style:parent-style-name="Standard" style:list-style-name="WWNum1"/>
    <style:style style:name="P9" style:family="paragraph" style:parent-style-name="Standard" style:list-style-name="WWNum1">
      <style:text-properties officeooo:paragraph-rsid="001b0473"/>
    </style:style>
    <style:style style:name="P10" style:family="paragraph" style:parent-style-name="Standard" style:list-style-name="WWNum1">
      <style:text-properties officeooo:rsid="001bcf02" officeooo:paragraph-rsid="001bcf02"/>
    </style:style>
    <style:style style:name="P11" style:family="paragraph" style:parent-style-name="Standard" style:list-style-name="WWNum1">
      <style:text-properties officeooo:rsid="001bcf02" officeooo:paragraph-rsid="00344254"/>
    </style:style>
    <style:style style:name="P12" style:family="paragraph" style:parent-style-name="Standard" style:list-style-name="WWNum1">
      <style:text-properties officeooo:rsid="001cfbf9" officeooo:paragraph-rsid="001cfbf9"/>
    </style:style>
    <style:style style:name="P13" style:family="paragraph" style:parent-style-name="Standard" style:list-style-name="L1">
      <style:text-properties officeooo:paragraph-rsid="00344254"/>
    </style:style>
    <style:style style:name="P14" style:family="paragraph" style:parent-style-name="Standard" style:list-style-name="L1">
      <style:text-properties officeooo:rsid="0029fa52" officeooo:paragraph-rsid="00344254"/>
    </style:style>
    <style:style style:name="P15" style:family="paragraph" style:parent-style-name="Standard" style:list-style-name="L1">
      <style:text-properties officeooo:rsid="0036588d" officeooo:paragraph-rsid="00399dc9"/>
    </style:style>
    <style:style style:name="P16" style:family="paragraph" style:parent-style-name="Standard" style:list-style-name="L2">
      <style:text-properties officeooo:rsid="001f1f93" officeooo:paragraph-rsid="001f1f93"/>
    </style:style>
    <style:style style:name="P17" style:family="paragraph" style:parent-style-name="Standard" style:list-style-name="L2">
      <style:text-properties officeooo:rsid="001f1f93" officeooo:paragraph-rsid="0029fa52"/>
    </style:style>
    <style:style style:name="P18" style:family="paragraph" style:parent-style-name="Standard" style:list-style-name="L2">
      <style:text-properties officeooo:rsid="00215d7f" officeooo:paragraph-rsid="00215d7f"/>
    </style:style>
    <style:style style:name="P19" style:family="paragraph" style:parent-style-name="Standard" style:list-style-name="L3">
      <style:text-properties officeooo:paragraph-rsid="00327265"/>
    </style:style>
    <style:style style:name="T1" style:family="text">
      <style:text-properties officeooo:rsid="001ad97d"/>
    </style:style>
    <style:style style:name="T2" style:family="text">
      <style:text-properties officeooo:rsid="001f1029"/>
    </style:style>
    <style:style style:name="T3" style:family="text">
      <style:text-properties officeooo:rsid="001f9c4a"/>
    </style:style>
    <style:style style:name="T4" style:family="text">
      <style:text-properties officeooo:rsid="0022b559"/>
    </style:style>
    <style:style style:name="T5" style:family="text">
      <style:text-properties style:font-name="Liberation Sans" fo:font-size="28pt" fo:font-weight="bold" officeooo:rsid="0024b7c8" style:font-name-asian="PingFang SC" style:font-size-asian="28pt" style:font-weight-asian="bold" style:font-name-complex="Arial Unicode MS" style:font-size-complex="28pt" style:font-weight-complex="bold"/>
    </style:style>
    <style:style style:name="T6" style:family="text">
      <style:text-properties style:font-name="Liberation Sans" fo:font-size="28pt" fo:font-weight="bold" officeooo:rsid="003cf596" style:font-name-asian="PingFang SC" style:font-size-asian="28pt" style:font-weight-asian="bold" style:font-name-complex="Arial Unicode MS" style:font-size-complex="28pt" style:font-weight-complex="bold"/>
    </style:style>
    <style:style style:name="T7" style:family="text">
      <style:text-properties officeooo:rsid="00285b4b"/>
    </style:style>
    <style:style style:name="T8" style:family="text">
      <style:text-properties officeooo:rsid="0029fa52"/>
    </style:style>
    <style:style style:name="T9" style:family="text">
      <style:text-properties officeooo:rsid="002bda64"/>
    </style:style>
    <style:style style:name="T10" style:family="text">
      <style:text-properties officeooo:rsid="002e3083"/>
    </style:style>
    <style:style style:name="T11" style:family="text">
      <style:text-properties officeooo:rsid="002e8e3c"/>
    </style:style>
    <style:style style:name="T12" style:family="text">
      <style:text-properties officeooo:rsid="0031e1a6"/>
    </style:style>
    <style:style style:name="T13" style:family="text">
      <style:text-properties officeooo:rsid="00327265"/>
    </style:style>
    <style:style style:name="T14" style:family="text">
      <style:text-properties officeooo:rsid="003b52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date style:data-style-name="N36" text:date-value="2021-09-04T13:10:01.896670321">2021-09-04</text:date>, v. 0.<text:span text:style-name="T10">2</text:span></text:p>
      <text:p text:style-name="Title">Frans <text:span text:style-name="T5">spar</text:span><text:span text:style-name="T6">plan</text:span></text:p>
      <text:p text:style-name="P1"/>
      <text:p text:style-name="P1">Min preferens är att det vore klokt för mig att spara till pensionen. Jag är inte intresserad av att ha sparandet som hobby eller som ett sätt att utöka mina kunskaper inom finans. Jag kommer därför inte själv aktivt förvalta min portfölj, kanske kolla balansen en gång i månaden eller dylikt. Jag vill sova bra utan att tänka på mitt sparande.</text:p>
      <text:p text:style-name="P3">Exempelvis, att köpa aktier är nog inte relevant, för jag har inte tid eller intresse att förvalta själv. Därför tyr jag till passiva index eller aktiv förvaltning, fonder eller investeringsbolag.</text:p>
      <text:h text:style-name="Heading_20_1" text:outline-level="1">Strategin <text:span text:style-name="T11">i korta drag</text:span></text:h>
      <text:list xml:id="list2749416507" text:style-name="WWNum1">
        <text:list-item>
          <text:p text:style-name="P8">Lång horisont. Minst 3 år. Lätt över tio — pension.</text:p>
        </text:list-item>
        <text:list-item>
          <text:p text:style-name="P8">Allmänt sett offensivt sparande.</text:p>
        </text:list-item>
        <text:list-item>
          <text:p text:style-name="P8">Mål: spara till pension eller stort köp så som lägenhet. Främst pension.</text:p>
        </text:list-item>
        <text:list-item>
          <text:p text:style-name="P10">Nuvarande bank<text:span text:style-name="T7">er</text:span>: Nordea i Norge och Sverige, <text:span text:style-name="T12">enbart sparkonton.</text:span></text:p>
        </text:list-item>
        <text:list-item>
          <text:p text:style-name="P10">Val av bank för sparande: Avanza, <text:span text:style-name="T2">Sverige.</text:span></text:p>
        </text:list-item>
        <text:list-item>
          <text:p text:style-name="P11">Kontotyp: ISK</text:p>
        </text:list-item>
        <text:list-item>
          <text:p text:style-name="P8">Hur mycket jag ska köpa <text:span text:style-name="T9">(detta tar i åtanke ekonomisk buffert)</text:span>:</text:p>
          <text:list>
            <text:list-item>
              <text:p text:style-name="P8">Startbelopp: 10 000 <text:span text:style-name="T12">kr SEK</text:span></text:p>
            </text:list-item>
            <text:list-item>
              <text:p text:style-name="P8">Månads<text:span text:style-name="T2">sparande</text:span>: 500</text:p>
            </text:list-item>
          </text:list>
        </text:list-item>
        <text:list-item>
          <text:p text:style-name="P8">När jag ska sälja: i slutet av tidshorisonten.</text:p>
        </text:list-item>
      </text:list>
      <text:h text:style-name="P6" text:outline-level="2">Psykologiska aspekter</text:h>
      <text:list xml:id="list131002928438883" text:continue-numbering="true" text:style-name="WWNum1">
        <text:list-item>
          <text:p text:style-name="P9">När jag ska administrera: ej förhastat eller oroligt. <text:span text:style-name="T3">Var tvungen att skriva detta ner.</text:span></text:p>
        </text:list-item>
        <text:list-item>
          <text:p text:style-name="P12">Köpa mig in långsamt, över tid. Behöver inte ha alla svar nu, men de svar som behövs för att börja <text:span text:style-name="T3">på ett försvarligt sätt.</text:span></text:p>
        </text:list-item>
      </text:list>
      <text:h text:style-name="P5" text:outline-level="1">Investeringsobjekt</text:h>
      <text:list xml:id="list4156208447" text:style-name="L1">
        <text:list-item>
          <text:p text:style-name="P13"><text:span text:style-name="T8">S</text:span><text:span text:style-name="T1">venska </text:span><text:span text:style-name="T8">i</text:span>nvestmentbolag<text:span text:style-name="T8">et Creades (för tillfället -20% premie dock): </text:span><text:a xlink:type="simple" xlink:href="https://www.avanza.se/aktier/om-aktien.html/338588/creades-a" text:style-name="Internet_20_link" text:visited-style-name="Visited_20_Internet_20_Link"><text:span text:style-name="T8">https://www.avanza.se/aktier/om</text:span></text:a><text:a xlink:type="simple" xlink:href="https://www.avanza.se/aktier/om-aktien.html/338588/creades-a" text:style-name="Internet_20_link" text:visited-style-name="Visited_20_Internet_20_Link"><text:span text:style-name="T14">c</text:span></text:a><text:a xlink:type="simple" xlink:href="https://www.avanza.se/aktier/om-aktien.html/338588/creades-a" text:style-name="Internet_20_link" text:visited-style-name="Visited_20_Internet_20_Link"><text:span text:style-name="T8">-aktien.html/338588/creades-a</text:span></text:a></text:p>
        </text:list-item>
        <text:list-item>
          <text:p text:style-name="P14">Svenska investmentbolaget Industrivärden (för tillfället +0.07% rabatt): <text:tab/></text:p>
        </text:list-item>
        <text:list-item>
          <text:p text:style-name="P15">SEB Europafond Småbolag. Bred, högrisk, Europa. (<text:a xlink:type="simple" xlink:href="https://www.avanza.se/fonder/om-fonden.html/929/seb-europafond-smabolag" text:style-name="Internet_20_link" text:visited-style-name="Visited_20_Internet_20_Link">https://www.avanza.se/fonder/om-fonden.html/929/seb-europafond-smabolag</text:a>)</text:p>
        </text:list-item>
        <text:list-item>
          <text:p text:style-name="P15">MS INVF US Growth A. Främst teknik, högrisk, USA. (<text:a xlink:type="simple" xlink:href="https://www.avanza.se/fonder/om-fonden.html/70331/ms-invf-us-growth-a-usd" office:target-frame-name="_blank" xlink:show="new" text:style-name="Internet_20_link" text:visited-style-name="Visited_20_Internet_20_Link">https://www.avanza.se/fonder/om-fonden.html/70331/ms-invf-us-growth-a-usd</text:a>)</text:p>
        </text:list-item>
      </text:list>
      <text:h text:style-name="P7" text:outline-level="2">Kvarvarande frågor</text:h>
      <text:list xml:id="list1305185936" text:style-name="L2">
        <text:list-item>
          <text:p text:style-name="P16">Ska jag ha leverage? Mitt svar är nej: för hög risk</text:p>
        </text:list-item>
        <text:list-item>
          <text:p text:style-name="P18"><text:span text:style-name="T8">Hur ska jag </text:span><text:span text:style-name="T4">månadsspara om lön är i ett annat land? Jag vill bo i Paris eller Berlin, men kommer alltså ha positioner i Sverige.</text:span></text:p>
        </text:list-item>
        <text:list-item>
          <text:p text:style-name="P17">Vilka fler investeringsobjekt förutom investmentbolag passar min profil?</text:p>
        </text:list-item>
      </text:list>
      <text:p text:style-name="P4"/>
      <text:list xml:id="list677550235" text:style-name="L3">
        <text:list-item>
          <text:p text:style-name="P19">Varför rekommenderar du en KF för om jag är löntagare i utlandet? Enligt denna <text:a xlink:type="simple" xlink:href="https://www.avanza.se/lar-dig-mer/kom-igang/valj-ratt-konto/spara-till-dig.html" office:target-frame-name="_blank" xlink:show="new" text:style-name="Internet_20_link" text:visited-style-name="Visited_20_Internet_20_Link">https://www.avanza.se/lar-dig-mer/kom-igang/valj-ratt-konto/spara-till-dig.html</text:a> så är fördelen med KF valfri förmånstagare (inte relevant för mig), men man kan inte överföra <text:soft-page-break/>värdepapper, vilket dock kanske är intressant (?). Denna sidan förespråkar ISK starkt: <text:a xlink:type="simple" xlink:href="https://investeringssparkonto.se/isk-eller-kf/" text:style-name="Internet_20_link" text:visited-style-name="Visited_20_Internet_20_Link">https://investeringssparkonto.se/isk-eller-kf/</text:a></text:p>
          <text:p text:style-name="P19"/>
        </text:list-item>
        <text:list-item>
          <text:p text:style-name="P19">Jag har lite problem med att greppa det generella tillvägagångssättet för att välja instrument. Så här tänker jag: 1) Var diversifierad; 2) välj risk som passar min tidshorisont. Men utöver det? Ska jag typ bara välja något som jag tror har bra fundamental prestanda? (Typ, “Jag tror det kommer gå bra för Apple.”) Antar att man kan värdera aktier precis hur som helst, vi kan plocka upp vår ekonometri eller en tärning. Här är alltså utmaningen.</text:p>
        </text:list-item>
        <text:list-item>
          <text:p text:style-name="P19">Det brukar sägas att aktiv förvaltning inte klår passiva index, så varför då intressera sig för aktiva fonder och investmentbolag? Många investmentbolag slår dock index, av vad jag kan se.</text:p>
        </text:list-item>
        <text:list-item>
          <text:p text:style-name="P19">Varför ska jag välja en passiv index fond? Billigt, ok avkastning, samt diversifiering?</text:p>
        </text:list-item>
        <text:list-item>
          <text:p text:style-name="P19">Om jag har långsiktigt sparande, är det inte då bättre att ta mer risk genom aktiefonder och/eller investmentbolag, istället för passiva index? Jag kan uppnå diversifiering ändå.</text:p>
        </text:list-item>
        <text:list-item>
          <text:p text:style-name="P19">Du rekommenderar aktiefonder, men denna <text:span text:style-name="T13">s</text:span>idan <text:a xlink:type="simple" xlink:href="https://www.nordnet.se/blogg/investmentbolag-vs-aktiefond/" office:target-frame-name="_blank" xlink:show="new" text:style-name="Internet_20_link" text:visited-style-name="Visited_20_Internet_20_Link">https://www.nordnet.se/blogg/investmentbolag-vs-aktiefond/</text:a> visar att investmentbolag presterar bättre. Har du en kommentar? Ett problem för mig är att många har positioner nästan uteslutet i Sverig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16T01:07:00.064588697</meta:creation-date>
    <meta:generator>LibreOffice/7.0.6.2$MacOSX_X86_64 LibreOffice_project/144abb84a525d8e30c9dbbefa69cbbf2d8d4ae3b</meta:generator>
    <dc:date>2021-09-04T13:10:01.707108807</dc:date>
    <meta:editing-duration>PT5H32M40S</meta:editing-duration>
    <meta:editing-cycles>32</meta:editing-cycles>
    <meta:document-statistic meta:table-count="0" meta:image-count="0" meta:object-count="0" meta:page-count="2" meta:paragraph-count="33" meta:word-count="533" meta:character-count="3558" meta:non-whitespace-character-count="3080"/>
  </office:meta>
</office:document-meta>
</file>